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Rapport :<text:s/></text:p>
      <text:p text:style-name="P2">Déroulement des séances :<text:s/></text:p>
      <text:p text:style-name="Normal">Premières séances : On a d’abord cherché à importer et lire les données du fichier excel dans python. Après différents essais infructueux, nous avons découverts le module panda qui nous a permit de<text:s/>l’importer sans encombre.</text:p>
      <text:p text:style-name="Normal">On a ensuite cherché à convertir ces données en liste afin de pouvoir les manipuler par la suite. C’est ce pourquoi nous avons créé une liste pour chaque variables. Après réflexion, nous nous sommes rendu compte que, les id se réferrant à différents capteurs, il était nécessaire de séparer chaque variables par temps. On se retrouve alors avec une liste pour une variable appliquée à une id, soit 7 listes par capteur. A ce moment là, il a été nécessaire de convertir les points dans les listes de temps.</text:p>
      <text:p text:style-name="P3">Principaux problèmes rencontrés :</text:p>
      <text:p text:style-name="P4"/>
      <text:p text:style-name="P5">Choix des algorithmes finaux :</text:p>
      <text:p text:style-name="Normal"/>
      <text:p text:style-name="Normal">On importe d’abord tout les modules dont on a besoin :<text:s/></text:p>
      <text:p text:style-name="Normal">-panda afin d’importer et de lire les données du fichier csv dans python<text:line-break/>-numpy pour diposer de toutes les fonctions mathématiques qui nous serviront à l’avenir (max,min,corrcoef,etc)<text:line-break/>-matplotlib pour pouvoir afficher les courbes des variables<text:line-break/>-statistics afin d’ajouter les valeurs satistiques à ces courbes<text:line-break/>-math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zie Quintard</meta:initial-creator>
    <dc:creator>Suzie Quintard</dc:creator>
    <meta:creation-date>2020-10-28T11:34:00Z</meta:creation-date>
    <dc:date>2020-10-28T11:34:00Z</dc:date>
    <meta:template xlink:href="Normal.dotm" xlink:type="simple"/>
    <meta:editing-cycles>2</meta:editing-cycles>
    <meta:editing-duration>PT60S</meta:editing-duration>
    <meta:document-statistic meta:page-count="1" meta:paragraph-count="2" meta:word-count="185" meta:character-count="1206" meta:row-count="8" meta:non-whitespace-character-count="1023"/>
  </office:meta>
</office:document-meta>
</file>